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140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1402in" fo:text-align="start" style:justify-single-word="false"/>
      <style:text-properties officeooo:paragraph-rsid="0018d3ba"/>
    </style:style>
    <style:style style:name="P4" style:family="paragraph" style:parent-style-name="Standard">
      <style:text-properties officeooo:paragraph-rsid="00220038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text-properties officeooo:paragraph-rsid="0018d3ba"/>
    </style:style>
    <style:style style:name="P7" style:family="paragraph" style:parent-style-name="Standard">
      <style:text-properties officeooo:paragraph-rsid="0018d3ba"/>
    </style:style>
    <style:style style:name="P8" style:family="paragraph" style:parent-style-name="Standard">
      <style:text-properties officeooo:paragraph-rsid="001abdab"/>
    </style:style>
    <style:style style:name="P9" style:family="paragraph" style:parent-style-name="Standard">
      <style:text-properties officeooo:paragraph-rsid="0024b98e"/>
    </style:style>
    <style:style style:name="P10" style:family="paragraph" style:parent-style-name="Text_20_body">
      <style:paragraph-properties fo:line-height="0.1402in"/>
      <style:text-properties officeooo:paragraph-rsid="0016b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officeooo:rsid="0024b98e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3"><text:span text:style-name="T1">github.com/ferhatsanli</text:span>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P4"><text:span text:style-name="T1">Languages &amp; Platforms:</text:span> Kotlin, Python, Node.js, C#, VB.NET, C/C++</text:p>
      <text:p text:style-name="P4"><text:span text:style-name="T1">Mobile Development:</text:span> Android, Jetpack Compose, XML Layouts, REST API Integration, Dependency Injection (Hilt/Dagger), Push Notifications, Offline Storage, Google Material Design</text:p>
      <text:p text:style-name="P4"><text:span text:style-name="T1">Architecture &amp; Concepts:</text:span> Object-Oriented Programming (OOP), MVC Architecture, Clean Architecture, Multithreading, Networking, Memory Management</text:p>
      <text:p text:style-name="P4"><text:span text:style-name="T1">Automation:</text:span> UiPath, AutoHotkey</text:p>
      <text:p text:style-name="P4"><text:span text:style-name="T1">Databases:</text:span> SQL</text:p>
      <text:p text:style-name="P4"><text:span text:style-name="T1">Tools &amp; Technologies:</text:span> Git, GitHub, Android Studio, Linux, Windows, macOS</text:p>
      <text:p text:style-name="P4"><text:span text:style-name="T1">Soft Skills:</text:span> Problem-solving, Self-driven, Team player, Result-oriented</text:p>
      <text:h text:style-name="Heading_20_1" text:outline-level="1">EXPERIENCE</text:h>
      <text:p text:style-name="P5">Software Engineer – AKTEK | Oct 2022 – Feb 2023</text:p>
      <text:p text:style-name="Standard">- Developed and maintained automated workflows using UiPath.</text:p>
      <text:p text:style-name="Standard">- Built SQL automations and integrated backend systems with Oracle database.</text:p>
      <text:p text:style-name="Standard">- Boosted business efficiency through automation solutions.</text:p>
      <text:p text:style-name="Standard"/>
      <text:p text:style-name="P5">Software Engineer – VBM | Sep 2021 – Feb 2022</text:p>
      <text:p text:style-name="Standard">- Designed and implemented automation workflows in UiPath and VB.NET.</text:p>
      <text:p text:style-name="Standard">- Created custom C# activities and automated Java-based applications.</text:p>
      <text:p text:style-name="Standard">- Streamlined Excel tasks with VBA and UiPath.</text:p>
      <text:h text:style-name="P6" text:outline-level="1">PROJECTS</text:h>
      <text:p text:style-name="P7"><text:span text:style-name="T1">WhoConnected:</text:span> Kotlin app that fetches network scan results from Raspberry Pi via REST API to show all connected devices in real-time.</text:p>
      <text:p text:style-name="P8"><text:span text:style-name="T1">Daily Spend Calculator:</text:span> Kotlin app for CSV-based expense analysis.</text:p>
      <text:p text:style-name="P9"><text:span text:style-name="Strong_20_Emphasis"><text:span text:style-name="T3">Health App:</text:span></text:span><text:span text:style-name="T3"> Designed triage UI and managed app logic using Kotlin.<text:line-break/></text:span><text:span text:style-name="Strong_20_Emphasis"><text:span text:style-name="T3">Marmaris ESO App:</text:span></text:span><text:span text:style-name="T3"> Built UI and integrated APIs for commerce app.<text:line-break/></text:span><text:span text:style-name="Strong_20_Emphasis"><text:span text:style-name="T3">Teacher App:</text:span></text:span><text:span text:style-name="T3"> Developed Android screens and data flow for tutor app.</text:span></text:p>
      <text:h text:style-name="Heading_20_1" text:outline-level="1">EDUCATION</text:h>
      <text:p text:style-name="P10"><text:span text:style-name="Strong_20_Emphasis">B.Sc. in Information Systems Engineering </text:span><text:span text:style-name="Strong_20_Emphasis"><text:span text:style-name="T4">—</text:span></text:span><text:span text:style-name="Strong_20_Emphasis"> </text:span>Mugla Sitki Kocman University, Turkey — <text:span text:style-name="Emphasis">202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5T20:11:18.904091000</dc:date>
    <meta:editing-duration>PT2H21M14S</meta:editing-duration>
    <meta:editing-cycles>7</meta:editing-cycles>
    <meta:print-date>2025-08-05T20:09:37.719110000</meta:print-date>
    <meta:printed-by>PDF files</meta:printed-by>
    <meta:document-statistic meta:table-count="1" meta:image-count="0" meta:object-count="0" meta:page-count="1" meta:paragraph-count="32" meta:word-count="282" meta:character-count="2170" meta:non-whitespace-character-count="1914"/>
  </office:meta>
</office:document-meta>
</file>